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Microsoft YaHei" svg:font-family="'Microsoft YaHei'" style:font-family-generic="system" style:font-pitch="variable"/>
  </office:font-face-decls>
  <office:automatic-styles>
    <style:style style:name="dp1" style:family="drawing-page"/>
    <style:style style:name="gr1"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2" style:family="graphic" style:parent-style-name="objectwithoutfill">
      <style:graphic-properties svg:stroke-width="0.053cm" draw:marker-start-width="0.279cm" draw:marker-end="Arrow" draw:marker-end-width="0.379cm" draw:fill="none" draw:textarea-vertical-align="middle" fo:padding-top="0.151cm" fo:padding-bottom="0.151cm" fo:padding-left="0.276cm" fo:padding-right="0.276cm"/>
    </style:style>
    <style:style style:name="gr3" style:family="graphic" style:parent-style-name="objectwithoutfill">
      <style:graphic-properties svg:stroke-width="0.053cm" svg:stroke-color="#0606f9" draw:marker-start-width="0.279cm" draw:marker-end="Arrow" draw:marker-end-width="0.379cm" draw:fill="none" draw:textarea-vertical-align="middle" fo:padding-top="0.151cm" fo:padding-bottom="0.151cm" fo:padding-left="0.276cm" fo:padding-right="0.276cm"/>
    </style:style>
    <style:style style:name="gr4" style:family="graphic" style:parent-style-name="standard">
      <style:graphic-properties draw:stroke="none" svg:stroke-width="0.035cm" draw:stroke-linejoin="miter" draw:fill="solid" draw:fill-color="#ffffff"/>
    </style:style>
    <style:style style:name="gr5" style:family="graphic" style:parent-style-name="standard">
      <style:graphic-properties draw:stroke="none" svg:stroke-width="0.035cm" draw:stroke-linejoin="miter" draw:fill="solid" draw:fill-color="#000000"/>
    </style:style>
    <style:style style:name="gr6" style:family="graphic" style:parent-style-name="objectwithoutfill">
      <style:graphic-properties draw:stroke="dash" draw:stroke-dash="Dashed_20__28_var_29_" svg:stroke-width="0.053cm" svg:stroke-color="#0000fa" draw:marker-start-width="0.279cm" draw:marker-end="Arrow" draw:marker-end-width="0.379cm" draw:fill="none" draw:textarea-vertical-align="middle" fo:padding-top="0.151cm" fo:padding-bottom="0.151cm" fo:padding-left="0.276cm" fo:padding-right="0.276cm"/>
    </style:style>
    <style:style style:name="gr7" style:family="graphic" style:parent-style-name="standard">
      <style:graphic-properties draw:stroke="none" svg:stroke-width="0.035cm" draw:stroke-linejoin="miter" draw:fill="solid" draw:fill-color="#ffffff" draw:opacity="0%"/>
    </style:style>
    <style:style style:name="gr8" style:family="graphic" style:parent-style-name="standard">
      <style:graphic-properties draw:fill-color="#000000" draw:textarea-horizontal-align="justify" draw:textarea-vertical-align="middle" draw:auto-grow-height="false" fo:min-height="0.16cm" fo:min-width="0.016cm"/>
    </style:style>
    <style:style style:name="gr9" style:family="graphic" style:parent-style-name="standard">
      <style:graphic-properties draw:fill-color="#000000" draw:textarea-horizontal-align="justify" draw:textarea-vertical-align="middle" draw:auto-grow-height="false" fo:min-height="0.004cm" fo:min-width="0cm"/>
    </style:style>
    <style:style style:name="gr10" style:family="graphic" style:parent-style-name="objectwithoutfill">
      <style:graphic-properties draw:stroke="dash" draw:stroke-dash="Fine_20_Dashed" svg:stroke-width="0.053cm" svg:stroke-color="#000000" draw:marker-start-width="0.279cm" draw:marker-end="Arrow" draw:marker-end-width="0.379cm" draw:fill="none" draw:textarea-vertical-align="middle" fo:padding-top="0.151cm" fo:padding-bottom="0.151cm" fo:padding-left="0.276cm" fo:padding-right="0.276cm"/>
    </style:style>
    <style:style style:name="gr11" style:family="graphic" style:parent-style-name="objectwithoutfill">
      <style:graphic-properties draw:stroke="dash" draw:stroke-dash="Fine_20_Dashed" svg:stroke-width="0.106cm" draw:marker-start-width="0.359cm" draw:marker-end-width="0.359cm" draw:fill="none" draw:textarea-vertical-align="middle" fo:padding-top="0.178cm" fo:padding-bottom="0.178cm" fo:padding-left="0.303cm" fo:padding-right="0.303cm"/>
    </style:style>
    <style:style style:name="gr12" style:family="graphic" style:parent-style-name="objectwithoutfill">
      <style:graphic-properties draw:stroke="dash" draw:stroke-dash="Fine_20_Dashed" svg:stroke-width="0.081cm" draw:marker-start-width="0.321cm" draw:marker-end="Arrow" draw:marker-end-width="0.421cm" draw:fill="none" draw:textarea-vertical-align="middle" fo:padding-top="0.165cm" fo:padding-bottom="0.165cm" fo:padding-left="0.29cm" fo:padding-right="0.29cm"/>
    </style:style>
    <style:style style:name="gr13" style:family="graphic" style:parent-style-name="objectwithoutfill">
      <style:graphic-properties draw:stroke="dash" draw:stroke-dash="Dashed_20__28_var_29_" svg:stroke-width="0.081cm" svg:stroke-color="#0000fa" draw:marker-start-width="0.321cm" draw:marker-end="Arrow" draw:marker-end-width="0.421cm" draw:fill="none" draw:textarea-vertical-align="middle" fo:padding-top="0.165cm" fo:padding-bottom="0.165cm" fo:padding-left="0.29cm" fo:padding-right="0.29cm"/>
    </style:style>
    <style:style style:name="gr14" style:family="graphic" style:parent-style-name="standard">
      <style:graphic-properties draw:stroke="solid" draw:stroke-dash="Fine_20_Dashed" svg:stroke-width="0.018cm" svg:stroke-color="#000000" draw:marker-start-width="0.227cm" draw:marker-end-width="0.227cm" draw:fill-color="#ffffff" draw:textarea-horizontal-align="justify" draw:textarea-vertical-align="middle" draw:auto-grow-height="false" fo:min-height="0.142cm" fo:min-width="0.016cm" fo:padding-top="0.134cm" fo:padding-bottom="0.134cm" fo:padding-left="0.259cm" fo:padding-right="0.259cm"/>
    </style:style>
    <style:style style:name="gr15" style:family="graphic" style:parent-style-name="standard">
      <style:graphic-properties draw:stroke="none" svg:stroke-color="#000000" draw:fill="none" draw:fill-color="#ffffff" fo:min-height="1.407cm"/>
    </style:style>
    <style:style style:name="P1" style:family="paragraph">
      <loext:graphic-properties draw:fill="none"/>
      <style:paragraph-properties fo:text-align="center"/>
    </style:style>
    <style:style style:name="P2" style:family="paragraph">
      <loext:graphic-properties draw:fill="solid" draw:fill-color="#ffffff"/>
    </style:style>
    <style:style style:name="P3" style:family="paragraph">
      <loext:graphic-properties draw:fill="solid" draw:fill-color="#000000"/>
    </style:style>
    <style:style style:name="P4" style:family="paragraph">
      <loext:graphic-properties draw:fill="solid" draw:fill-color="#ffffff" draw:opacity="0%"/>
    </style:style>
    <style:style style:name="P5" style:family="paragraph">
      <loext:graphic-properties draw:fill-color="#000000"/>
      <style:paragraph-properties fo:text-align="center"/>
    </style:style>
    <style:style style:name="P6" style:family="paragraph">
      <loext:graphic-properties draw:fill-color="#ffffff"/>
      <style:paragraph-properties fo:text-align="center"/>
    </style:style>
    <style:style style:name="P7" style:family="paragraph">
      <loext:graphic-properties draw:fill="none" draw:fill-color="#ffffff"/>
      <style:text-properties style:font-name="Times New Roman"/>
    </style:style>
    <style:style style:name="T1" style:family="text">
      <style:text-properties style:font-name="Times New Roman"/>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1.381cm" svg:y1="7.523cm" svg:x2="13.319cm" svg:y2="7.523cm">
          <text:p/>
        </draw:line>
        <draw:line draw:style-name="gr2" draw:text-style-name="P1" draw:layer="layout" svg:x1="2.872cm" svg:y1="2.167cm" svg:x2="7.223cm" svg:y2="7.35cm">
          <text:p/>
        </draw:line>
        <draw:line draw:style-name="gr3" draw:text-style-name="P1" draw:layer="layout" svg:x1="12.684cm" svg:y1="2.143cm" svg:x2="8.229cm" svg:y2="7.597cm">
          <text:p/>
        </draw:line>
        <draw:g>
          <svg:title>TexMaths</svg:title>
          <svg:desc>32§display§\quad \mathbf{u}^M§svg§600§FALSE§</svg:desc>
          <draw:polygon draw:style-name="gr4" draw:text-style-name="P2" draw:layer="layout" svg:width="1.657cm" svg:height="1.004cm" svg:x="3.306cm" svg:y="9.439cm" svg:viewBox="0 0 1658 1005" draw:points="829,1005 0,1005 0,0 1658,0 1658,1005">
            <text:p/>
          </draw:polygon>
          <draw:path draw:style-name="gr5" draw:text-style-name="P3" draw:layer="layout" svg:width="0.642cm" svg:height="0.514cm" svg:x="3.357cm" svg:y="9.932cm" svg:viewBox="0 0 643 515" svg:d="M445 429v86l198-6v-51c-70 0-76 0-76-45v-413l-209 10v51c71 0 81 0 81 45v217c0 93-58 154-141 154-87 0-90-29-90-90v-387l-208 10v51c70 0 77 0 77 45v265c0 119 93 144 205 144 28 0 112 0 163-86z">
            <text:p/>
          </draw:path>
          <draw:path draw:style-name="gr5" draw:text-style-name="P3" draw:layer="layout" svg:width="0.841cm" svg:height="0.54cm" svg:x="4.081cm" svg:y="9.436cm" svg:viewBox="0 0 842 541" svg:d="M749 64c6-29 10-35 67-35 16 0 26 0 26-16 0-13-10-13-23-13h-108c-23 0-23 0-32 16l-308 451-77-445c-3-22-3-22-28-22h-112c-16 0-26 0-26 16 0 13 10 13 26 13 12 0 16 0 32 0 12 3 16 3 16 13 0 0 0 6-4 16l-99 400c-6 25-19 51-83 54-6 0-16 0-16 19 0 0 0 10 13 10 22 0 54-4 80-4 19 0 67 4 86 4 3 0 16 0 16-16 0-13-13-13-19-13-51 0-51-22-51-32 0-3 0-6 3-19l106-423 86 480c3 16 3 23 16 23 10 0 16-10 22-16l333-496v3l-112 448c-6 25-6 32-70 32-13 0-22 0-22 19 0 0 0 10 12 10 16 0 32-4 48-4s36 0 52 0c22 0 76 4 99 4 6 0 16 0 16-16 0-13-10-13-26-13 0 0-16 0-29 0-19-3-19-7-19-13s3-13 3-19z">
            <text:p/>
          </draw:path>
        </draw:g>
        <draw:line draw:style-name="gr6" draw:text-style-name="P1" draw:layer="layout" svg:x1="8.112cm" svg:y1="7.223cm" svg:x2="3.794cm" svg:y2="2.016cm">
          <text:p/>
        </draw:line>
        <draw:g>
          <svg:title>TexMaths</svg:title>
          <svg:desc>32§display§\boldsymbol{\psi}^N§svg§600§TRUE§</svg:desc>
          <draw:polygon draw:style-name="gr7" draw:text-style-name="P4" draw:layer="layout" svg:width="1.692cm" svg:height="1.26cm" svg:x="11.161cm" svg:y="3.721cm" svg:viewBox="0 0 1693 1261" draw:points="845,1261 0,1261 0,0 1693,0 1693,1261">
            <text:p/>
          </draw:polygon>
          <draw:path draw:style-name="gr5" draw:text-style-name="P3" draw:layer="layout" svg:width="0.789cm" svg:height="1.011cm" svg:x="11.196cm" svg:y="3.98cm" svg:viewBox="0 0 790 1012" svg:d="M589 38c3-16 3-16 3-22 0-16-13-16-26-16-22 0-22 3-28 26l-180 723c-115-13-128-74-128-118 0-26 4-58 55-189 16-42 19-48 19-67 0-65-67-103-128-103-118 0-176 154-176 176 0 16 16 16 26 16 16 0 22 0 28-13 36-124 96-137 116-137 6 0 19 0 19 22 0 29-13 55-26 90-38 99-57 157-57 195 0 147 176 163 227 170 9 0 13 3 13 3 0 3-23 83-23 93-9 35-29 105-29 109 0 16 16 16 29 16 19 0 23 0 26-23l51-195c170 0 298-125 352-240 13-29 38-122 38-179 0-103-73-103-76-103-42 0-84 45-84 87 0 32 23 44 32 51 45 25 58 45 58 70 0 71-125 269-310 272z">
            <text:p/>
          </draw:path>
          <draw:path draw:style-name="gr5" draw:text-style-name="P3" draw:layer="layout" svg:width="0.703cm" svg:height="0.54cm" svg:x="12.112cm" svg:y="3.718cm" svg:viewBox="0 0 704 541" svg:d="M605 86c9-28 19-57 83-57 3 0 16 0 16-19 0-4-3-10-13-10-25 0-54 3-80 3-19 0-64-3-83-3-6 0-16 0-16 16 0 13 10 13 16 13 38 0 51 13 51 32 0 6 0 9-3 19l-86 346-202-413c-6-13-6-13-26-13h-108c-16 0-26 0-26 16 0 13 10 13 26 13s35 0 51 3l-106 426c-6 29-22 51-83 54-6 0-16 0-16 16 0 10 6 13 13 13 25 0 54-3 80-3 19 0 67 3 86 3 7 0 16-3 16-16s-9-13-19-13c-51 0-51-22-51-32 0-3 0-6 3-19l102-407 231 474c6 13 9 13 19 13s10-3 16-16z">
            <text:p/>
          </draw:path>
        </draw:g>
        <draw:g>
          <svg:title>TexMaths</svg:title>
          <svg:desc>32§display§\boldsymbol{ \psi}^{N}§svg§600§FALSE§</svg:desc>
          <draw:polygon draw:style-name="gr4" draw:text-style-name="P2" draw:layer="layout" svg:width="1.692cm" svg:height="1.26cm" svg:x="5.7cm" svg:y="10.909cm" svg:viewBox="0 0 1693 1261" draw:points="845,1261 0,1261 0,0 1693,0 1693,1261">
            <text:p/>
          </draw:polygon>
          <draw:path draw:style-name="gr5" draw:text-style-name="P3" draw:layer="layout" svg:width="0.789cm" svg:height="1.011cm" svg:x="5.735cm" svg:y="11.168cm" svg:viewBox="0 0 790 1012" svg:d="M589 38c3-16 3-16 3-22 0-16-13-16-26-16-22 0-22 3-28 26l-180 723c-115-13-128-74-128-118 0-26 4-58 55-189 16-42 19-48 19-67 0-65-67-103-128-103-118 0-176 154-176 176 0 16 16 16 26 16 16 0 22 0 28-13 36-124 96-137 116-137 6 0 19 0 19 22 0 29-13 55-26 90-38 99-57 157-57 195 0 147 176 163 227 170 9 0 13 3 13 3 0 3-23 83-23 93-9 35-29 105-29 109 0 16 16 16 29 16 19 0 23 0 26-23l51-195c170 0 298-125 352-240 13-29 38-122 38-179 0-103-73-103-76-103-42 0-84 45-84 87 0 32 23 44 32 51 45 25 58 45 58 70 0 71-125 269-310 272z">
            <text:p/>
          </draw:path>
          <draw:path draw:style-name="gr5" draw:text-style-name="P3" draw:layer="layout" svg:width="0.703cm" svg:height="0.54cm" svg:x="6.651cm" svg:y="10.906cm" svg:viewBox="0 0 704 541" svg:d="M605 86c9-28 19-57 83-57 3 0 16 0 16-19 0-4-3-10-13-10-25 0-54 3-80 3-19 0-64-3-83-3-6 0-16 0-16 16 0 13 10 13 16 13 38 0 51 13 51 32 0 6 0 9-3 19l-86 346-202-413c-6-13-6-13-26-13h-108c-16 0-26 0-26 16 0 13 10 13 26 13s35 0 51 3l-106 426c-6 29-22 51-83 54-6 0-16 0-16 16 0 10 6 13 13 13 25 0 54-3 80-3 19 0 67 3 86 3 7 0 16-3 16-16s-9-13-19-13c-51 0-51-22-51-32 0-3 0-6 3-19l102-407 231 474c6 13 9 13 19 13s10-3 16-16z">
            <text:p/>
          </draw:path>
        </draw:g>
        <draw:line draw:style-name="gr1" draw:text-style-name="P1" draw:layer="layout" svg:x1="1.254cm" svg:y1="2.016cm" svg:x2="13.319cm" svg:y2="2.016cm">
          <text:p/>
        </draw:line>
        <draw:custom-shape draw:style-name="gr8" draw:text-style-name="P5" draw:layer="layout" svg:width="1.27cm" svg:height="1.016cm" svg:x="1.635cm" svg:y="1.254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9" draw:text-style-name="P5" draw:layer="layout" svg:width="0.889cm" svg:height="0.762cm" draw:transform="rotate (-3.14141812066459) translate (12.557cm 2.39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svg:title>TexMaths</svg:title>
          <svg:desc>32§display§\boldsymbol{ \mathbf{\hat{u}}}^M§svg§600§FALSE§</svg:desc>
          <draw:polygon draw:style-name="gr4" draw:text-style-name="P2" draw:layer="layout" svg:width="1.66cm" svg:height="1.042cm" svg:x="7.566cm" svg:y="3.725cm" svg:viewBox="0 0 1661 1043" draw:points="829,1043 0,1043 0,0 1661,0 1661,1043">
            <text:p/>
          </draw:polygon>
          <draw:polygon draw:style-name="gr5" draw:text-style-name="P3" draw:layer="layout" svg:width="0.354cm" svg:height="0.188cm" svg:x="7.748cm" svg:y="3.984cm" svg:viewBox="0 0 355 189" draw:points="179,0 0,144 32,189 179,93 323,189 355,144">
            <text:p/>
          </draw:polygon>
          <draw:path draw:style-name="gr5" draw:text-style-name="P3" draw:layer="layout" svg:width="0.642cm" svg:height="0.514cm" svg:x="7.617cm" svg:y="4.26cm" svg:viewBox="0 0 643 515" svg:d="M445 429v86l198-6v-51c-70 0-77 0-77-45v-413l-208 10v51c71 0 80 0 80 45v217c0 93-57 154-140 154-87 0-90-29-90-90v-387l-208 10v51c70 0 77 0 77 45v265c0 119 93 144 205 144 28 0 112 0 163-86z">
            <text:p/>
          </draw:path>
          <draw:path draw:style-name="gr5" draw:text-style-name="P3" draw:layer="layout" svg:width="0.841cm" svg:height="0.54cm" svg:x="8.344cm" svg:y="3.722cm" svg:viewBox="0 0 842 541" svg:d="M749 64c6-29 9-35 67-35 16 0 26 0 26-16 0-13-10-13-23-13h-109c-22 0-22 0-32 16l-307 451-77-445c-3-22-3-22-28-22h-112c-16 0-26 0-26 16 0 13 10 13 26 13 12 0 16 0 32 0 12 3 16 3 16 13 0 0 0 6-4 16l-99 400c-6 25-19 51-83 54-6 0-16 0-16 19 0 0 0 10 13 10 22 0 54-3 80-3 19 0 67 3 86 3 3 0 16 0 16-16 0-13-13-13-19-13-51 0-51-22-51-32 0-3 0-6 3-19l106-423 86 480c3 17 3 23 16 23 10 0 16-10 22-16l333-496v3l-112 448c-6 26-6 32-70 32-13 0-23 0-23 19 0 0 0 10 13 10 16 0 32-3 48-3s35 0 51 0c23 0 77 3 100 3 6 0 16 0 16-16 0-13-10-13-26-13 0 0-16 0-29 0-19-3-19-6-19-13 0-6 3-13 3-19z">
            <text:p/>
          </draw:path>
        </draw:g>
        <draw:line draw:style-name="gr10" draw:text-style-name="P1" draw:layer="layout" svg:x1="7.32cm" svg:y1="7.326cm" svg:x2="11.669cm" svg:y2="2.143cm">
          <text:p/>
        </draw:line>
        <draw:line draw:style-name="gr11" draw:text-style-name="P1" draw:layer="layout" svg:x1="2.143cm" svg:y1="2.27cm" svg:x2="2.143cm" svg:y2="12.43cm">
          <text:p/>
        </draw:line>
        <draw:line draw:style-name="gr12" draw:text-style-name="P1" draw:layer="layout" svg:x1="2.666cm" svg:y1="12.903cm" svg:x2="7.016cm" svg:y2="7.719cm">
          <text:p/>
        </draw:line>
        <draw:line draw:style-name="gr13" draw:text-style-name="P1" draw:layer="layout" svg:x1="7.904cm" svg:y1="7.95cm" svg:x2="3.332cm" svg:y2="13.411cm">
          <text:p/>
        </draw:line>
        <draw:custom-shape draw:style-name="gr14" draw:text-style-name="P6" draw:layer="layout" svg:width="1.27cm" svg:height="1.016cm" svg:x="1.762cm" svg:y="12.684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15" draw:text-style-name="P7" draw:layer="layout" svg:width="4.699cm" svg:height="1.657cm" svg:x="1.254cm" svg:y="13.694cm">
          <draw:text-box>
            <text:p><text:span text:style-name="T1">Mirror Source</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Microsoft YaHei" svg:font-family="'Microsoft YaHei'" style:font-family-generic="system" style:font-pitch="variable"/>
  </office:font-face-decls>
  <office:styles>
    <draw:marker draw:name="Arrow" svg:viewBox="0 0 20 30" svg:d="M10 0l-10 30h20z"/>
    <draw:stroke-dash draw:name="Dashed_20__28_var_29_" draw:display-name="Dashed (var)" draw:style="rect" draw:dots1="1" draw:dots1-length="197%" draw:distance="127%"/>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Arial Unicode MS" style:font-size-asian="24pt" style:language-asian="zh" style:country-asian="CN" style:font-name-complex="Arial Unicode M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14.732cm" fo:page-height="15.74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wangtf </meta:initial-creator>
    <meta:creation-date>2017-06-27T15:00:56.305029432</meta:creation-date>
    <dc:date>2017-07-06T10:46:36.061182899</dc:date>
    <dc:creator>wangtf </dc:creator>
    <meta:editing-duration>PT53M37S</meta:editing-duration>
    <meta:editing-cycles>12</meta:editing-cycles>
    <meta:generator>LibreOffice/5.0.6.2$Linux_X86_64 LibreOffice_project/00$Build-2</meta:generator>
    <meta:document-statistic meta:object-count="30"/>
  </office:meta>
</office:document-meta>
</file>